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5cc1" officeooo:paragraph-rsid="00185cc1"/>
    </style:style>
    <style:style style:name="P2" style:family="paragraph" style:parent-style-name="Standard">
      <style:text-properties officeooo:rsid="0018e3bc" officeooo:paragraph-rsid="0018e3bc"/>
    </style:style>
    <style:style style:name="P3" style:family="paragraph" style:parent-style-name="Standard">
      <style:text-properties officeooo:rsid="001a3ff1" officeooo:paragraph-rsid="001a3ff1"/>
    </style:style>
    <style:style style:name="P4" style:family="paragraph" style:parent-style-name="Standard">
      <style:text-properties officeooo:rsid="001ae04d" officeooo:paragraph-rsid="001ae04d"/>
    </style:style>
    <style:style style:name="P5" style:family="paragraph" style:parent-style-name="Standard">
      <style:text-properties officeooo:rsid="001c03d0" officeooo:paragraph-rsid="001c03d0"/>
    </style:style>
    <style:style style:name="P6" style:family="paragraph" style:parent-style-name="Standard">
      <style:text-properties officeooo:rsid="001d9d9f" officeooo:paragraph-rsid="001d9d9f"/>
    </style:style>
    <style:style style:name="P7" style:family="paragraph" style:parent-style-name="Standard">
      <style:text-properties officeooo:rsid="001f9063" officeooo:paragraph-rsid="001f9063"/>
    </style:style>
    <style:style style:name="T1" style:family="text">
      <style:text-properties officeooo:rsid="001ae0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ke the pie project (assignment 2) and come up with deployment &amp; monitoring plans for it</text:p>
      <text:p text:style-name="P1"/>
      <text:p text:style-name="P1">there’s a bunch of people working on it and they improve something – how does this get into production?</text:p>
      <text:p text:style-name="P1"/>
      <text:p text:style-name="P2">^the deployment side</text:p>
      <text:p text:style-name="P2"/>
      <text:p text:style-name="P2">what aspects of it are you watching, short-term and long-term?</text:p>
      <text:p text:style-name="P2"/>
      <text:p text:style-name="P2">so, figure out what data you need to watch – what’s improving? what kind of data do you need to attach to the services to construct reports?</text:p>
      <text:p text:style-name="P2"/>
      <text:p text:style-name="P2">what fraction of warnings/errors are you okay with at compile time?</text:p>
      <text:p text:style-name="P2"/>
      <text:p text:style-name="P2">Do you allow developers to push code? Do you force developers to send to Q/A?</text:p>
      <text:p text:style-name="P2"/>
      <text:p text:style-name="P3">how do you deal with incompatibilities between third-party libraries?</text:p>
      <text:p text:style-name="P3"/>
      <text:p text:style-name="P3">example : replace the library, leave services running, replace with new services <text:span text:style-name="T1">when all old instances are done executing</text:span></text:p>
      <text:p text:style-name="P3"/>
      <text:p text:style-name="P4">when you release new versions of the data, how long before you force people to move over?</text:p>
      <text:p text:style-name="P4"/>
      <text:p text:style-name="P5">are there cases where you have to, or want to, upgrade services together?</text:p>
      <text:p text:style-name="P5"/>
      <text:p text:style-name="P6">local standards to deal with different libraries – if it’s a remote library, do this – if we have the library, do this, if it’s a third-party library, do this – at different levels of importance</text:p>
      <text:p text:style-name="P6"/>
      <text:p text:style-name="P7">password management is a critical issue – how do we deal with all the passwords our new servers generate? can we manually set the service that stores all these passwords?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4:08:00.800769941</meta:creation-date>
    <meta:generator>LibreOffice/5.1.6.2$Linux_X86_64 LibreOffice_project/10m0$Build-2</meta:generator>
    <dc:date>2017-04-24T14:41:47.511980111</dc:date>
    <meta:editing-duration>PT33M45S</meta:editing-duration>
    <meta:editing-cycles>7</meta:editing-cycles>
    <meta:document-statistic meta:table-count="0" meta:image-count="0" meta:object-count="0" meta:page-count="1" meta:paragraph-count="13" meta:word-count="219" meta:character-count="1275" meta:non-whitespace-character-count="1063"/>
  </office:meta>
</office:document-meta>
</file>